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f9f" officeooo:paragraph-rsid="00158f9f"/>
    </style:style>
    <style:style style:name="P2" style:family="paragraph" style:parent-style-name="Standard">
      <style:text-properties officeooo:rsid="00177354" officeooo:paragraph-rsid="00177354"/>
    </style:style>
    <style:style style:name="P3" style:family="paragraph" style:parent-style-name="Standard">
      <style:text-properties officeooo:rsid="00177354" officeooo:paragraph-rsid="00193d1b"/>
    </style:style>
    <style:style style:name="P4" style:family="paragraph" style:parent-style-name="Standard">
      <style:text-properties officeooo:rsid="00177354" officeooo:paragraph-rsid="001e7e01"/>
    </style:style>
    <style:style style:name="P5" style:family="paragraph" style:parent-style-name="Standard">
      <style:text-properties officeooo:rsid="00177354" officeooo:paragraph-rsid="00177354" fo:background-color="#ffff00"/>
    </style:style>
    <style:style style:name="P6" style:family="paragraph" style:parent-style-name="Standard">
      <style:text-properties officeooo:rsid="00177354" officeooo:paragraph-rsid="00193d1b" fo:background-color="#ffff00"/>
    </style:style>
    <style:style style:name="P7" style:family="paragraph" style:parent-style-name="Standard">
      <style:text-properties officeooo:rsid="00193d1b" officeooo:paragraph-rsid="00193d1b" fo:background-color="#ffff00"/>
    </style:style>
    <style:style style:name="P8" style:family="paragraph" style:parent-style-name="Standard">
      <style:text-properties officeooo:rsid="001e44c5" officeooo:paragraph-rsid="001e44c5" fo:background-color="#ffff00"/>
    </style:style>
    <style:style style:name="P9" style:family="paragraph" style:parent-style-name="Standard">
      <style:text-properties officeooo:rsid="00193d1b" officeooo:paragraph-rsid="00193d1b"/>
    </style:style>
    <style:style style:name="P10" style:family="paragraph" style:parent-style-name="Standard">
      <style:text-properties officeooo:rsid="001ae124" officeooo:paragraph-rsid="001ae124"/>
    </style:style>
    <style:style style:name="P11" style:family="paragraph" style:parent-style-name="Standard">
      <style:text-properties officeooo:rsid="001e44c5" officeooo:paragraph-rsid="001e44c5"/>
    </style:style>
    <style:style style:name="P12" style:family="paragraph" style:parent-style-name="Standard">
      <style:text-properties officeooo:rsid="00177354" officeooo:paragraph-rsid="001e7e01" fo:background-color="#ffff00"/>
    </style:style>
    <style:style style:name="P13" style:family="paragraph" style:parent-style-name="Standard">
      <style:text-properties officeooo:rsid="00193d1b" officeooo:paragraph-rsid="00193d1b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7e01" fo:background-color="#ffff00" loext:char-shading-value="0"/>
    </style:style>
    <style:style style:name="T3" style:family="text">
      <style:text-properties officeooo:rsid="00193d1b"/>
    </style:style>
    <style:style style:name="T4" style:family="text">
      <style:text-properties officeooo:rsid="001e44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⬢ sheltered-falls-14579</text:p>
      <text:p text:style-name="P1">https://sheltered-falls-14579.herokuapp.com/ | <text:a xlink:type="simple" xlink:href="https://git.heroku.com/sheltered-falls-14579.git" text:style-name="Internet_20_link" text:visited-style-name="Visited_20_Internet_20_Link">https://git.heroku.com/sheltered-falls-14579.git</text:a></text:p>
      <text:p text:style-name="P1"/>
      <text:p text:style-name="P1"/>
      <text:p text:style-name="P5">Steps for linking email:</text:p>
      <text:p text:style-name="P5">1-GMAIL registration – 2-Step vertification</text:p>
      <text:p text:style-name="P5">2-Create a new code/password after this <text:s/>– for Gmail user name and password – for your app(1 password per app)</text:p>
      <text:p text:style-name="P5"/>
      <text:p text:style-name="P2"/>
      <text:p text:style-name="P2"/>
      <text:p text:style-name="P2">3- <text:span text:style-name="T1">IN YOUR CONFIG - </text:span><text:span text:style-name="T2">env</text:span><text:span text:style-name="T1">– DEVELOPMENT.rb file </text:span></text:p>
      <text:p text:style-name="P12"/>
      <text:p text:style-name="P12">(Change from false to true)</text:p>
      <text:p text:style-name="P4"><text:s/></text:p>
      <text:p text:style-name="P4">config.action_mailer.raise_delivery_errors = true <text:s text:c="5"/></text:p>
      <text:p text:style-name="P2"/>
      <text:p text:style-name="P2"><text:s text:c="2"/>config.action_mailer.delivery_method = :smtp</text:p>
      <text:p text:style-name="P2"><text:s text:c="2"/>config.action_mailer.smtp_settings = {</text:p>
      <text:p text:style-name="P2"><text:s text:c="4"/>:address =&gt; "smtp.gmail.com",</text:p>
      <text:p text:style-name="P2"><text:s text:c="4"/>:port <text:s text:c="3"/>=&gt; 587,</text:p>
      <text:p text:style-name="P2"><text:s text:c="4"/>:user_name =&gt; ENV['GMAIL_USERNAME'],</text:p>
      <text:p text:style-name="P2"><text:s text:c="4"/>:password =&gt; ENV['GMAIL_PASSWORD'],</text:p>
      <text:p text:style-name="P2"><text:s text:c="4"/>:authentication =&gt; "plain",</text:p>
      <text:p text:style-name="P2"><text:s text:c="4"/>:enable_starttls_auto =&gt; true</text:p>
      <text:p text:style-name="P2"><text:s text:c="2"/>}</text:p>
      <text:p text:style-name="P2"/>
      <text:p text:style-name="P2">4.<text:span text:style-name="T1">Bash and Secrets file</text:span>:</text:p>
      <text:p text:style-name="P5">The comment below GOES IN YOUR .bashrc file you can view this by going to your desktop folder – selecting view then show hidden folders:</text:p>
      <text:p text:style-name="P2"/>
      <text:p text:style-name="P2"># loads the .secrets file from the home folder to make the ENV variables available</text:p>
      <text:p text:style-name="P2">. $HOME/.secrets</text:p>
      <text:p text:style-name="P5"/>
      <text:p text:style-name="P6">5.In your Secrets file you have to add the username and password:</text:p>
      <text:p text:style-name="P9">export GMAIL_USERNAME=mharmsenr@gmail.com</text:p>
      <text:p text:style-name="P3"><text:span text:style-name="T3">export GMAIL_PASSWORD=anfocxnwwbprsrxm</text:span> </text:p>
      <text:p text:style-name="P3"/>
      <text:p text:style-name="P7">6. Need to generate a mailer which is like a controller so it can act as an object and we can call methods from that object as in:</text:p>
      <text:p text:style-name="P9">class ContactMailer &lt; ApplicationMailer</text:p>
      <text:p text:style-name="P9"/>
      <text:p text:style-name="P9">def registration_mail</text:p>
      <text:p text:style-name="P9"><text:tab/></text:p>
      <text:p text:style-name="P9"><text:tab/>mail(to: "danhilltravel151@gmail.com", subject: "Hey Ho Dan")</text:p>
      <text:p text:style-name="P9">end</text:p>
      <text:p text:style-name="P9"/>
      <text:p text:style-name="P9">def monthly_newsletter</text:p>
      <text:p text:style-name="P9"><text:tab/>User.all.each do |user|</text:p>
      <text:p text:style-name="P9"><text:soft-page-break/><text:tab/><text:tab/>@user = user </text:p>
      <text:p text:style-name="P9"><text:tab/>end</text:p>
      <text:p text:style-name="P9">end</text:p>
      <text:p text:style-name="P9">end</text:p>
      <text:p text:style-name="P9"/>
      <text:p text:style-name="P7">7. THE REGISTRATION_MAIL METHOD NEEDS A VIEW SO IN THE CONTACT MAILER VIEWS FOLDER WE INCLUDE:</text:p>
      <text:p text:style-name="P9">&lt;h1&gt;Hi,Dan! &lt;/h1&gt;</text:p>
      <text:p text:style-name="P9"/>
      <text:p text:style-name="P9">&lt;p&gt;</text:p>
      <text:p text:style-name="P9">Welcome to my awesome website</text:p>
      <text:p text:style-name="P9">You are now a member! </text:p>
      <text:p text:style-name="P9">&lt;/p&gt;</text:p>
      <text:p text:style-name="P9"/>
      <text:p text:style-name="P8">8.(ALSO WE CHANGE THE USER CONTROLLER SO THE RAILS PROJECT KNOWS WHEN TO SEND THE EMAIL – NOT TOO SURE ABOUT THIS BIT)</text:p>
      <text:p text:style-name="P11">class UserController &lt; ApplicationController</text:p>
      <text:p text:style-name="P11"/>
      <text:p text:style-name="P11">@user = User.new(user_params)</text:p>
      <text:p text:style-name="P11">if @user.save</text:p>
      <text:p text:style-name="P11"><text:tab/>WelcomeMailer.welcome_email(@user).deliver_now</text:p>
      <text:p text:style-name="P11"><text:tab/>redirect_to_user_path</text:p>
      <text:p text:style-name="P11">else</text:p>
      <text:p text:style-name="P11"><text:tab/>render :new</text:p>
      <text:p text:style-name="P11">end</text:p>
      <text:p text:style-name="P11"/>
      <text:p text:style-name="P11">end</text:p>
      <text:p text:style-name="P9"/>
      <text:p text:style-name="P9"/>
      <text:p text:style-name="P9"/>
      <text:p text:style-name="P10"><text:span text:style-name="T4">9</text:span>.REMEBER IN THE CONFIG ENVIRONMENT – PRODUCTION IS DIFFERENT FROM THE DEVELOPMENT – AT THE MOMENT WE ARE IN DEVELOPMENT STAGE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8:22:24.921050133</meta:creation-date>
    <meta:editing-duration>PT6M56S</meta:editing-duration>
    <meta:editing-cycles>2</meta:editing-cycles>
    <meta:generator>LibreOffice/5.0.5.2$Linux_X86_64 LibreOffice_project/00m0$Build-2</meta:generator>
    <dc:date>2016-05-08T18:29:18.645857687</dc:date>
    <meta:document-statistic meta:table-count="0" meta:image-count="0" meta:object-count="0" meta:page-count="2" meta:paragraph-count="54" meta:word-count="272" meta:character-count="2028" meta:non-whitespace-character-count="1747"/>
  </office:meta>
</office:document-meta>
</file>